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72D830DB0E787F5E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SUPPLEMENT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Opportunities</text:span></text:p>
          </draw:text-box>
        </draw:frame>
        <draw:frame draw:style-name="gr3" draw:text-style-name="P3" draw:layer="layout" svg:width="13.706cm" svg:height="9.905cm" svg:x="7.176cm" svg:y="2.54cm">
          <draw:image xlink:href="Pictures/100000010000020000000172D830DB0E787F5EC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3T07:31:22.532989209</dc:date>
    <meta:editing-duration>PT10H38M3S</meta:editing-duration>
    <meta:editing-cycles>240</meta:editing-cycles>
    <meta:generator>LibreOffice/7.3.7.2$Linux_X86_64 LibreOffice_project/30$Build-2</meta:generator>
    <meta:document-statistic meta:object-count="26"/>
  </office:meta>
</office:document-meta>
</file>